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4fb" officeooo:paragraph-rsid="000044fb"/>
    </style:style>
    <style:style style:name="P2" style:family="paragraph" style:parent-style-name="Standard">
      <style:text-properties officeooo:paragraph-rsid="000044fb"/>
    </style:style>
    <style:style style:name="T1" style:family="text">
      <style:text-properties officeooo:rsid="000044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ower ups:<text:tab/>[health plaatje]: Repareert de auto.<text:line-break/><text:tab/><text:tab/>[petrol plaatje]: Tankt de auto bij.</text:span></text:p>
      <text:p text:style-name="P2"/>
      <text:p text:style-name="P1">Pitstop:<text:tab/> Repareert de auto en tankt bij.</text:p>
      <text:p text:style-name="P1"/>
      <text:p text:style-name="P1">Checkpoints:<text:tab/> Deze contoleren of je niet vals speelt. Een ronde telt alleen als je langs alle <text:tab/><text:tab/><text:tab/>checkpoints bent gereden.</text:p>
      <text:p text:style-name="P1"/>
      <text:p text:style-name="P1">Gras: <text:tab/><text:tab/>De auto vertraagd als je hier overheen rijdt, blijf dus ten alle tijden op de weg! (duh)</text:p>
      <text:p text:style-name="P1"/>
      <text:p text:style-name="P1">Controles:<text:tab/>W<text:tab/>– <text:tab/>Geef gas.</text:p>
      <text:p text:style-name="P1"><text:tab/><text:tab/>A<text:tab/>– <text:tab/>Stuur naar links.<text:line-break/><text:tab/><text:tab/>S<text:tab/>– <text:tab/>Rem af / rij achteruit.</text:p>
      <text:p text:style-name="P1"><text:tab/><text:tab/>D<text:tab/>– <text:tab/>Stuur naar rechts.</text:p>
      <text:p text:style-name="P1"/>
      <text:p text:style-name="P1"><text:tab/><text:tab/>P<text:tab/>–<text:tab/>Pau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1T19:51:10.312000000</meta:creation-date>
    <dc:date>2013-10-31T20:02:22.553000000</dc:date>
    <meta:editing-duration>P0D</meta:editing-duration>
    <meta:editing-cycles>1</meta:editing-cycles>
    <meta:document-statistic meta:table-count="0" meta:image-count="0" meta:object-count="0" meta:page-count="1" meta:paragraph-count="8" meta:word-count="77" meta:character-count="462" meta:non-whitespace-character-count="367"/>
    <meta:generator>LibreOffice/4.1.2.3$Windows_x86 LibreOffice_project/40b2d7fde7e8d2d7bc5a449dc65df4d08a7dd38</meta:generator>
  </office:meta>
</office:document-meta>
</file>